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77000000922182DA039B9A448A.png" manifest:media-type="image/png"/>
  <manifest:file-entry manifest:full-path="Pictures/100002010000017700000092BF01FA0FB2453EAE.png" manifest:media-type="image/png"/>
  <manifest:file-entry manifest:full-path="Pictures/10000201000001940000010A033AC444C63628D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d2a9" officeooo:paragraph-rsid="0012d2a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0.689cm" svg:height="7.038cm" draw:z-index="0"><draw:image xlink:href="Pictures/10000201000001940000010A033AC444C63628D2.png" xlink:type="simple" xlink:show="embed" xlink:actuate="onLoad"/></draw:frame>Boston robberies</text:p>
      <text:p text:style-name="P1">Corr plot on the stationary dataset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width="9.922cm" svg:height="3.863cm" draw:z-index="1"><draw:image xlink:href="Pictures/100002010000017700000092BF01FA0FB2453EAE.png" xlink:type="simple" xlink:show="embed" xlink:actuate="onLoad"/></draw:frame>ACF plo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width="9.922cm" svg:height="3.863cm" draw:z-index="2"><draw:image xlink:href="Pictures/1000020100000177000000922182DA039B9A448A.png" xlink:type="simple" xlink:show="embed" xlink:actuate="onLoad"/></draw:frame>PACF plo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22:38:18.645617765</meta:creation-date>
    <dc:date>2017-04-10T22:41:09.488007236</dc:date>
    <meta:editing-duration>PT2M51S</meta:editing-duration>
    <meta:editing-cycles>1</meta:editing-cycles>
    <meta:document-statistic meta:table-count="0" meta:image-count="3" meta:object-count="0" meta:page-count="1" meta:paragraph-count="4" meta:word-count="12" meta:character-count="69" meta:non-whitespace-character-count="61"/>
    <meta:generator>LibreOffice/5.1.6.2$Linux_X86_64 LibreOffice_project/10m0$Build-2</meta:generator>
  </office:meta>
</office:document-meta>
</file>